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981cm" table:align="left"/>
    </style:style>
    <style:style style:name="Table1.A" style:family="table-column">
      <style:table-column-properties style:column-width="0.98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566cm" table:align="left"/>
    </style:style>
    <style:style style:name="Table2.A" style:family="table-column">
      <style:table-column-properties style:column-width="9.56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008cm" table:align="left"/>
    </style:style>
    <style:style style:name="Table3.A" style:family="table-column">
      <style:table-column-properties style:column-width="9.00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8.419cm" table:align="left"/>
    </style:style>
    <style:style style:name="Table4.A" style:family="table-column">
      <style:table-column-properties style:column-width="8.4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6.772cm" table:align="left"/>
    </style:style>
    <style:style style:name="Table5.A" style:family="table-column">
      <style:table-column-properties style:column-width="6.77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8.419cm" table:align="left"/>
    </style:style>
    <style:style style:name="Table7.A" style:family="table-column">
      <style:table-column-properties style:column-width="8.41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8.444cm" table:align="left"/>
    </style:style>
    <style:style style:name="Table8.A" style:family="table-column">
      <style:table-column-properties style:column-width="8.44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0.996cm" table:align="left"/>
    </style:style>
    <style:style style:name="Table9.A" style:family="table-column">
      <style:table-column-properties style:column-width="10.996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298cm" table:align="left"/>
    </style:style>
    <style:style style:name="Table10.A" style:family="table-column">
      <style:table-column-properties style:column-width="0.29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.833cm" table:align="left"/>
    </style:style>
    <style:style style:name="Table11.A" style:family="table-column">
      <style:table-column-properties style:column-width="1.83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6.313cm" table:align="left"/>
    </style:style>
    <style:style style:name="Table12.A" style:family="table-column">
      <style:table-column-properties style:column-width="6.31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0.903cm" table:align="left"/>
    </style:style>
    <style:style style:name="Table13.A" style:family="table-column">
      <style:table-column-properties style:column-width="0.903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298cm" table:align="left"/>
    </style:style>
    <style:style style:name="Table14.A" style:family="table-column">
      <style:table-column-properties style:column-width="0.29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.873cm" table:align="left"/>
    </style:style>
    <style:style style:name="Table15.A" style:family="table-column">
      <style:table-column-properties style:column-width="1.873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5.913cm" table:align="left"/>
    </style:style>
    <style:style style:name="Table16.A" style:family="table-column">
      <style:table-column-properties style:column-width="5.91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903cm" table:align="left"/>
    </style:style>
    <style:style style:name="Table17.A" style:family="table-column">
      <style:table-column-properties style:column-width="0.903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298cm" table:align="left"/>
    </style:style>
    <style:style style:name="Table18.A" style:family="table-column">
      <style:table-column-properties style:column-width="0.29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.559cm" table:align="left"/>
    </style:style>
    <style:style style:name="Table19.A" style:family="table-column">
      <style:table-column-properties style:column-width="1.559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6.313cm" table:align="left"/>
    </style:style>
    <style:style style:name="Table20.A" style:family="table-column">
      <style:table-column-properties style:column-width="6.313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903cm" table:align="left"/>
    </style:style>
    <style:style style:name="Table21.A" style:family="table-column">
      <style:table-column-properties style:column-width="0.90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298cm" table:align="left"/>
    </style:style>
    <style:style style:name="Table22.A" style:family="table-column">
      <style:table-column-properties style:column-width="0.29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.939cm" table:align="left"/>
    </style:style>
    <style:style style:name="Table23.A" style:family="table-column">
      <style:table-column-properties style:column-width="1.939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2.816cm" table:align="left"/>
    </style:style>
    <style:style style:name="Table24.A" style:family="table-column">
      <style:table-column-properties style:column-width="12.816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6.895cm" table:align="left"/>
    </style:style>
    <style:style style:name="Table25.A" style:family="table-column">
      <style:table-column-properties style:column-width="6.895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2.949cm" table:align="left"/>
    </style:style>
    <style:style style:name="Table26.A" style:family="table-column">
      <style:table-column-properties style:column-width="2.949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8.837cm" table:align="left"/>
    </style:style>
    <style:style style:name="Table27.A" style:family="table-column">
      <style:table-column-properties style:column-width="8.837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3.658cm" table:align="left"/>
    </style:style>
    <style:style style:name="Table28.A" style:family="table-column">
      <style:table-column-properties style:column-width="3.65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5.782cm" table:align="left"/>
    </style:style>
    <style:style style:name="Table29.A" style:family="table-column">
      <style:table-column-properties style:column-width="5.782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903cm" table:align="left"/>
    </style:style>
    <style:style style:name="Table30.A" style:family="table-column">
      <style:table-column-properties style:column-width="0.903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298cm" table:align="left"/>
    </style:style>
    <style:style style:name="Table31.A" style:family="table-column">
      <style:table-column-properties style:column-width="0.29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2.058cm" table:align="left"/>
    </style:style>
    <style:style style:name="Table32.A" style:family="table-column">
      <style:table-column-properties style:column-width="2.058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6.313cm" table:align="left"/>
    </style:style>
    <style:style style:name="Table33.A" style:family="table-column">
      <style:table-column-properties style:column-width="6.313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11.987cm" table:align="left"/>
    </style:style>
    <style:style style:name="Table34.A" style:family="table-column">
      <style:table-column-properties style:column-width="11.987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6.066cm" table:align="left"/>
    </style:style>
    <style:style style:name="Table35.A" style:family="table-column">
      <style:table-column-properties style:column-width="6.066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8.955cm" table:align="left"/>
    </style:style>
    <style:style style:name="Table36.A" style:family="table-column">
      <style:table-column-properties style:column-width="8.955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3.658cm" table:align="left"/>
    </style:style>
    <style:style style:name="Table37.A" style:family="table-column">
      <style:table-column-properties style:column-width="3.658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945cm" table:align="left"/>
    </style:style>
    <style:style style:name="Table38.A" style:family="table-column">
      <style:table-column-properties style:column-width="0.945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6.114cm" table:align="left"/>
    </style:style>
    <style:style style:name="Table39.A" style:family="table-column">
      <style:table-column-properties style:column-width="6.11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0.903cm" table:align="left"/>
    </style:style>
    <style:style style:name="Table40.A" style:family="table-column">
      <style:table-column-properties style:column-width="0.903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298cm" table:align="left"/>
    </style:style>
    <style:style style:name="Table41.A" style:family="table-column">
      <style:table-column-properties style:column-width="0.298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2.178cm" table:align="left"/>
    </style:style>
    <style:style style:name="Table42.A" style:family="table-column">
      <style:table-column-properties style:column-width="2.178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6.313cm" table:align="left"/>
    </style:style>
    <style:style style:name="Table43.A" style:family="table-column">
      <style:table-column-properties style:column-width="6.313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3.089cm" table:align="left"/>
    </style:style>
    <style:style style:name="Table44.A" style:family="table-column">
      <style:table-column-properties style:column-width="3.089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4.369cm" table:align="left"/>
    </style:style>
    <style:style style:name="Table45.A" style:family="table-column">
      <style:table-column-properties style:column-width="4.369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0.903cm" table:align="left"/>
    </style:style>
    <style:style style:name="Table46.A" style:family="table-column">
      <style:table-column-properties style:column-width="0.903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0.298cm" table:align="left"/>
    </style:style>
    <style:style style:name="Table47.A" style:family="table-column">
      <style:table-column-properties style:column-width="0.298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1.462cm" table:align="left"/>
    </style:style>
    <style:style style:name="Table48.A" style:family="table-column">
      <style:table-column-properties style:column-width="1.462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298cm" table:align="left"/>
    </style:style>
    <style:style style:name="Table49.A" style:family="table-column">
      <style:table-column-properties style:column-width="0.298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2.66cm" table:align="left"/>
    </style:style>
    <style:style style:name="Table50.A" style:family="table-column">
      <style:table-column-properties style:column-width="2.66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6.313cm" table:align="left"/>
    </style:style>
    <style:style style:name="Table51.A" style:family="table-column">
      <style:table-column-properties style:column-width="6.313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0.903cm" table:align="left"/>
    </style:style>
    <style:style style:name="Table52.A" style:family="table-column">
      <style:table-column-properties style:column-width="0.903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0.298cm" table:align="left"/>
    </style:style>
    <style:style style:name="Table53.A" style:family="table-column">
      <style:table-column-properties style:column-width="0.298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3.413cm" table:align="left"/>
    </style:style>
    <style:style style:name="Table54.A" style:family="table-column">
      <style:table-column-properties style:column-width="3.413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8.684cm" table:align="left"/>
    </style:style>
    <style:style style:name="Table55.A" style:family="table-column">
      <style:table-column-properties style:column-width="8.684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0.903cm" table:align="left"/>
    </style:style>
    <style:style style:name="Table56.A" style:family="table-column">
      <style:table-column-properties style:column-width="0.903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0.298cm" table:align="left"/>
    </style:style>
    <style:style style:name="Table57.A" style:family="table-column">
      <style:table-column-properties style:column-width="0.298cm"/>
    </style:style>
    <style:style style:name="Table5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8e696" officeooo:paragraph-rsid="0008e696"/>
    </style:style>
    <style:style style:name="P2" style:family="paragraph" style:parent-style-name="Standard">
      <style:text-properties officeooo:rsid="0008e696" officeooo:paragraph-rsid="000bfc73"/>
    </style:style>
    <style:style style:name="P3" style:family="paragraph" style:parent-style-name="Standard">
      <style:text-properties officeooo:rsid="0008e696" officeooo:paragraph-rsid="000cb977"/>
    </style:style>
    <style:style style:name="P4" style:family="paragraph" style:parent-style-name="Standard">
      <style:text-properties officeooo:rsid="0008e696" officeooo:paragraph-rsid="00098c7a"/>
    </style:style>
    <style:style style:name="P5" style:family="paragraph" style:parent-style-name="Standard">
      <style:text-properties officeooo:paragraph-rsid="00098c7a"/>
    </style:style>
    <style:style style:name="P6" style:family="paragraph" style:parent-style-name="Standard">
      <style:text-properties officeooo:rsid="000bee8b" officeooo:paragraph-rsid="000bee8b"/>
    </style:style>
    <style:style style:name="P7" style:family="paragraph" style:parent-style-name="Standard">
      <style:text-properties fo:font-size="16pt" officeooo:rsid="000bee8b" officeooo:paragraph-rsid="000bee8b" style:font-size-asian="16pt" style:font-size-complex="16pt"/>
    </style:style>
    <style:style style:name="P8" style:family="paragraph" style:parent-style-name="Standard">
      <style:text-properties fo:font-size="16pt" fo:font-weight="normal" officeooo:rsid="002efaf9" officeooo:paragraph-rsid="003b2ee8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bold" officeooo:rsid="002efaf9" officeooo:paragraph-rsid="003b2ee8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3d76fe" officeooo:paragraph-rsid="003d76fe" style:font-size-asian="16pt" style:font-weight-asian="bold" style:font-size-complex="16pt" style:font-weight-complex="bold"/>
    </style:style>
    <style:style style:name="P11" style:family="paragraph" style:parent-style-name="Text_20_body">
      <style:text-properties fo:font-size="16pt" fo:font-weight="bold" officeooo:rsid="003d76fe" officeooo:paragraph-rsid="003d76fe" style:font-size-asian="16pt" style:font-weight-asian="bold" style:font-size-complex="16pt" style:font-weight-complex="bold"/>
    </style:style>
    <style:style style:name="P12" style:family="paragraph" style:parent-style-name="Standard">
      <style:text-properties fo:font-weight="bold" officeooo:rsid="000bee8b" officeooo:paragraph-rsid="000bee8b" style:font-weight-asian="bold" style:font-weight-complex="bold"/>
    </style:style>
    <style:style style:name="P13" style:family="paragraph" style:parent-style-name="Standard">
      <style:text-properties fo:font-weight="bold" officeooo:rsid="000cb977" officeooo:paragraph-rsid="000cb977" style:font-weight-asian="bold" style:font-weight-complex="bold"/>
    </style:style>
    <style:style style:name="P14" style:family="paragraph" style:parent-style-name="Standard">
      <style:text-properties fo:font-weight="bold" officeooo:rsid="0010e5c7" officeooo:paragraph-rsid="0010e5c7" style:font-weight-asian="bold" style:font-weight-complex="bold"/>
    </style:style>
    <style:style style:name="P15" style:family="paragraph" style:parent-style-name="Standard">
      <style:text-properties fo:font-weight="bold" officeooo:rsid="00157dc4" officeooo:paragraph-rsid="00157dc4" style:font-weight-asian="bold" style:font-weight-complex="bold"/>
    </style:style>
    <style:style style:name="P16" style:family="paragraph" style:parent-style-name="Standard">
      <style:text-properties fo:font-weight="bold" officeooo:rsid="00171d43" officeooo:paragraph-rsid="00171d43" style:font-weight-asian="bold" style:font-weight-complex="bold"/>
    </style:style>
    <style:style style:name="P17" style:family="paragraph" style:parent-style-name="Standard">
      <style:text-properties fo:font-weight="bold" officeooo:rsid="001e06e3" officeooo:paragraph-rsid="001e06e3" style:font-weight-asian="bold" style:font-weight-complex="bold"/>
    </style:style>
    <style:style style:name="P18" style:family="paragraph" style:parent-style-name="Standard">
      <style:text-properties fo:font-weight="bold" officeooo:rsid="0019d494" officeooo:paragraph-rsid="00215352" style:font-weight-asian="bold" style:font-weight-complex="bold"/>
    </style:style>
    <style:style style:name="P19" style:family="paragraph" style:parent-style-name="Standard">
      <style:text-properties fo:font-weight="bold" officeooo:rsid="0019d494" officeooo:paragraph-rsid="0031862e" style:font-weight-asian="bold" style:font-weight-complex="bold"/>
    </style:style>
    <style:style style:name="P20" style:family="paragraph" style:parent-style-name="Standard">
      <style:text-properties fo:font-weight="bold" officeooo:rsid="0019d494" officeooo:paragraph-rsid="0034c162" style:font-weight-asian="bold" style:font-weight-complex="bold"/>
    </style:style>
    <style:style style:name="P21" style:family="paragraph" style:parent-style-name="Standard">
      <style:text-properties fo:font-weight="bold" officeooo:rsid="0019d494" officeooo:paragraph-rsid="00363e06" style:font-weight-asian="bold" style:font-weight-complex="bold"/>
    </style:style>
    <style:style style:name="P22" style:family="paragraph" style:parent-style-name="Standard">
      <style:text-properties fo:font-weight="bold" officeooo:rsid="002309f9" officeooo:paragraph-rsid="002309f9" style:font-weight-asian="bold" style:font-weight-complex="bold"/>
    </style:style>
    <style:style style:name="P23" style:family="paragraph" style:parent-style-name="Standard">
      <style:text-properties fo:font-weight="bold" officeooo:rsid="002a6c72" officeooo:paragraph-rsid="002a6c72" style:font-weight-asian="bold" style:font-weight-complex="bold"/>
    </style:style>
    <style:style style:name="P24" style:family="paragraph" style:parent-style-name="Standard">
      <style:text-properties fo:font-weight="bold" officeooo:rsid="002a6c72" officeooo:paragraph-rsid="002efaf9" style:font-weight-asian="bold" style:font-weight-complex="bold"/>
    </style:style>
    <style:style style:name="P25" style:family="paragraph" style:parent-style-name="Standard">
      <style:text-properties fo:font-weight="bold" officeooo:rsid="002a6c72" officeooo:paragraph-rsid="002fbc9e" style:font-weight-asian="bold" style:font-weight-complex="bold"/>
    </style:style>
    <style:style style:name="P26" style:family="paragraph" style:parent-style-name="Standard">
      <style:text-properties fo:font-weight="bold" officeooo:rsid="002a6c72" officeooo:paragraph-rsid="00333765" style:font-weight-asian="bold" style:font-weight-complex="bold"/>
    </style:style>
    <style:style style:name="P27" style:family="paragraph" style:parent-style-name="Standard">
      <style:text-properties fo:font-weight="bold" officeooo:rsid="002a6c72" officeooo:paragraph-rsid="0035e200" style:font-weight-asian="bold" style:font-weight-complex="bold"/>
    </style:style>
    <style:style style:name="P28" style:family="paragraph" style:parent-style-name="Standard">
      <style:text-properties fo:font-weight="bold" officeooo:rsid="002a6c72" officeooo:paragraph-rsid="0037f6ee" style:font-weight-asian="bold" style:font-weight-complex="bold"/>
    </style:style>
    <style:style style:name="P29" style:family="paragraph" style:parent-style-name="Standard">
      <style:text-properties fo:font-weight="bold" officeooo:rsid="002a6c72" officeooo:paragraph-rsid="003b2ee8" style:font-weight-asian="bold" style:font-weight-complex="bold"/>
    </style:style>
    <style:style style:name="P30" style:family="paragraph" style:parent-style-name="Standard">
      <style:text-properties fo:font-weight="bold" officeooo:rsid="002c1f68" officeooo:paragraph-rsid="002c1f68" style:font-weight-asian="bold" style:font-weight-complex="bold"/>
    </style:style>
    <style:style style:name="P31" style:family="paragraph" style:parent-style-name="Standard">
      <style:text-properties fo:font-weight="bold" officeooo:rsid="0031862e" officeooo:paragraph-rsid="0031862e" style:font-weight-asian="bold" style:font-weight-complex="bold"/>
    </style:style>
    <style:style style:name="P32" style:family="paragraph" style:parent-style-name="Standard">
      <style:text-properties fo:font-weight="bold" officeooo:rsid="00333765" officeooo:paragraph-rsid="00333765" style:font-weight-asian="bold" style:font-weight-complex="bold"/>
    </style:style>
    <style:style style:name="P33" style:family="paragraph" style:parent-style-name="Standard">
      <style:text-properties fo:font-weight="bold" officeooo:rsid="00357dfb" officeooo:paragraph-rsid="00357dfb" style:font-weight-asian="bold" style:font-weight-complex="bold"/>
    </style:style>
    <style:style style:name="P34" style:family="paragraph" style:parent-style-name="Standard">
      <style:text-properties fo:font-weight="bold" officeooo:rsid="0035e200" officeooo:paragraph-rsid="0035e200" style:font-weight-asian="bold" style:font-weight-complex="bold"/>
    </style:style>
    <style:style style:name="P35" style:family="paragraph" style:parent-style-name="Standard">
      <style:text-properties fo:font-weight="bold" officeooo:rsid="003d76fe" officeooo:paragraph-rsid="003d76fe" style:font-weight-asian="bold" style:font-weight-complex="bold"/>
    </style:style>
    <style:style style:name="P36" style:family="paragraph" style:parent-style-name="Standard">
      <style:text-properties officeooo:rsid="000bfc73" officeooo:paragraph-rsid="000bfc73"/>
    </style:style>
    <style:style style:name="P37" style:family="paragraph" style:parent-style-name="Standard">
      <style:text-properties officeooo:rsid="0010e5c7" officeooo:paragraph-rsid="0010e5c7"/>
    </style:style>
    <style:style style:name="P38" style:family="paragraph" style:parent-style-name="Standard">
      <style:text-properties officeooo:rsid="0010e5c7" officeooo:paragraph-rsid="00157dc4"/>
    </style:style>
    <style:style style:name="P39" style:family="paragraph" style:parent-style-name="Standard">
      <style:text-properties officeooo:rsid="0012a902" officeooo:paragraph-rsid="0012a902"/>
    </style:style>
    <style:style style:name="P40" style:family="paragraph" style:parent-style-name="Standard">
      <style:text-properties officeooo:rsid="0012a902" officeooo:paragraph-rsid="00157dc4"/>
    </style:style>
    <style:style style:name="P41" style:family="paragraph" style:parent-style-name="Standard">
      <style:text-properties officeooo:rsid="00147901" officeooo:paragraph-rsid="00147901"/>
    </style:style>
    <style:style style:name="P42" style:family="paragraph" style:parent-style-name="Standard">
      <style:text-properties officeooo:rsid="00147901" officeooo:paragraph-rsid="00157dc4"/>
    </style:style>
    <style:style style:name="P43" style:family="paragraph" style:parent-style-name="Standard">
      <style:text-properties fo:font-weight="normal" officeooo:rsid="00157dc4" officeooo:paragraph-rsid="00157dc4" style:font-weight-asian="normal" style:font-weight-complex="normal"/>
    </style:style>
    <style:style style:name="P44" style:family="paragraph" style:parent-style-name="Standard">
      <style:text-properties fo:font-weight="normal" officeooo:rsid="00171d43" officeooo:paragraph-rsid="00171d43" style:font-weight-asian="normal" style:font-weight-complex="normal"/>
    </style:style>
    <style:style style:name="P45" style:family="paragraph" style:parent-style-name="Standard">
      <style:text-properties fo:font-weight="normal" officeooo:rsid="00171d43" officeooo:paragraph-rsid="00215352" style:font-weight-asian="normal" style:font-weight-complex="normal"/>
    </style:style>
    <style:style style:name="P46" style:family="paragraph" style:parent-style-name="Standard">
      <style:text-properties fo:font-weight="normal" officeooo:rsid="0018063a" officeooo:paragraph-rsid="0018063a" style:font-weight-asian="normal" style:font-weight-complex="normal"/>
    </style:style>
    <style:style style:name="P47" style:family="paragraph" style:parent-style-name="Standard">
      <style:text-properties fo:font-weight="normal" officeooo:rsid="001b9253" officeooo:paragraph-rsid="001b9253" style:font-weight-asian="normal" style:font-weight-complex="normal"/>
    </style:style>
    <style:style style:name="P48" style:family="paragraph" style:parent-style-name="Standard">
      <style:text-properties fo:font-weight="normal" officeooo:rsid="001b9253" officeooo:paragraph-rsid="00215352" style:font-weight-asian="normal" style:font-weight-complex="normal"/>
    </style:style>
    <style:style style:name="P49" style:family="paragraph" style:parent-style-name="Standard">
      <style:text-properties fo:font-weight="normal" officeooo:rsid="001b9253" officeooo:paragraph-rsid="0018063a" style:font-weight-asian="normal" style:font-weight-complex="normal"/>
    </style:style>
    <style:style style:name="P50" style:family="paragraph" style:parent-style-name="Standard">
      <style:text-properties fo:font-weight="normal" officeooo:rsid="001b9253" officeooo:paragraph-rsid="0038dd9f" style:font-weight-asian="normal" style:font-weight-complex="normal"/>
    </style:style>
    <style:style style:name="P51" style:family="paragraph" style:parent-style-name="Standard">
      <style:text-properties fo:font-weight="normal" officeooo:rsid="001d92a0" officeooo:paragraph-rsid="001d92a0" style:font-weight-asian="normal" style:font-weight-complex="normal"/>
    </style:style>
    <style:style style:name="P52" style:family="paragraph" style:parent-style-name="Standard">
      <style:text-properties fo:font-weight="normal" officeooo:rsid="001e06e3" officeooo:paragraph-rsid="001e06e3" style:font-weight-asian="normal" style:font-weight-complex="normal"/>
    </style:style>
    <style:style style:name="P53" style:family="paragraph" style:parent-style-name="Standard">
      <style:text-properties fo:font-weight="normal" officeooo:rsid="00204b44" officeooo:paragraph-rsid="00204b44" style:font-weight-asian="normal" style:font-weight-complex="normal"/>
    </style:style>
    <style:style style:name="P54" style:family="paragraph" style:parent-style-name="Standard">
      <style:text-properties fo:font-weight="normal" officeooo:rsid="0019d494" officeooo:paragraph-rsid="00215352" style:font-weight-asian="normal" style:font-weight-complex="normal"/>
    </style:style>
    <style:style style:name="P55" style:family="paragraph" style:parent-style-name="Standard">
      <style:text-properties fo:font-weight="normal" officeooo:rsid="0019d494" officeooo:paragraph-rsid="002309f9" style:font-weight-asian="normal" style:font-weight-complex="normal"/>
    </style:style>
    <style:style style:name="P56" style:family="paragraph" style:parent-style-name="Standard">
      <style:text-properties fo:font-weight="normal" officeooo:rsid="0019d494" officeooo:paragraph-rsid="00262cf2" style:font-weight-asian="normal" style:font-weight-complex="normal"/>
    </style:style>
    <style:style style:name="P57" style:family="paragraph" style:parent-style-name="Standard">
      <style:text-properties fo:font-weight="normal" officeooo:rsid="0019d494" officeooo:paragraph-rsid="002a6c72" style:font-weight-asian="normal" style:font-weight-complex="normal"/>
    </style:style>
    <style:style style:name="P58" style:family="paragraph" style:parent-style-name="Standard">
      <style:text-properties fo:font-weight="normal" officeooo:rsid="0019d494" officeooo:paragraph-rsid="002c1f68" style:font-weight-asian="normal" style:font-weight-complex="normal"/>
    </style:style>
    <style:style style:name="P59" style:family="paragraph" style:parent-style-name="Standard">
      <style:text-properties fo:font-weight="normal" officeooo:rsid="0019d494" officeooo:paragraph-rsid="002fbc9e" style:font-weight-asian="normal" style:font-weight-complex="normal"/>
    </style:style>
    <style:style style:name="P60" style:family="paragraph" style:parent-style-name="Standard">
      <style:text-properties fo:font-weight="normal" officeooo:rsid="0019d494" officeooo:paragraph-rsid="0031862e" style:font-weight-asian="normal" style:font-weight-complex="normal"/>
    </style:style>
    <style:style style:name="P61" style:family="paragraph" style:parent-style-name="Standard">
      <style:text-properties fo:font-weight="normal" officeooo:rsid="0019d494" officeooo:paragraph-rsid="00333765" style:font-weight-asian="normal" style:font-weight-complex="normal"/>
    </style:style>
    <style:style style:name="P62" style:family="paragraph" style:parent-style-name="Standard">
      <style:text-properties fo:font-weight="normal" officeooo:rsid="0019d494" officeooo:paragraph-rsid="0034c162" style:font-weight-asian="normal" style:font-weight-complex="normal"/>
    </style:style>
    <style:style style:name="P63" style:family="paragraph" style:parent-style-name="Standard">
      <style:text-properties fo:font-weight="normal" officeooo:rsid="0019d494" officeooo:paragraph-rsid="00357dfb" style:font-weight-asian="normal" style:font-weight-complex="normal"/>
    </style:style>
    <style:style style:name="P64" style:family="paragraph" style:parent-style-name="Standard">
      <style:text-properties fo:font-weight="normal" officeooo:rsid="0019d494" officeooo:paragraph-rsid="00363e06" style:font-weight-asian="normal" style:font-weight-complex="normal"/>
    </style:style>
    <style:style style:name="P65" style:family="paragraph" style:parent-style-name="Standard">
      <style:text-properties fo:font-weight="normal" officeooo:rsid="00215352" officeooo:paragraph-rsid="00215352" style:font-weight-asian="normal" style:font-weight-complex="normal"/>
    </style:style>
    <style:style style:name="P66" style:family="paragraph" style:parent-style-name="Standard">
      <style:text-properties fo:font-weight="normal" officeooo:rsid="00215352" officeooo:paragraph-rsid="00262cf2" style:font-weight-asian="normal" style:font-weight-complex="normal"/>
    </style:style>
    <style:style style:name="P67" style:family="paragraph" style:parent-style-name="Standard">
      <style:text-properties fo:font-weight="normal" officeooo:rsid="00215352" officeooo:paragraph-rsid="002a6c72" style:font-weight-asian="normal" style:font-weight-complex="normal"/>
    </style:style>
    <style:style style:name="P68" style:family="paragraph" style:parent-style-name="Standard">
      <style:text-properties fo:font-weight="normal" officeooo:rsid="00215352" officeooo:paragraph-rsid="0034c162" style:font-weight-asian="normal" style:font-weight-complex="normal"/>
    </style:style>
    <style:style style:name="P69" style:family="paragraph" style:parent-style-name="Standard">
      <style:text-properties fo:font-weight="normal" officeooo:rsid="00215352" officeooo:paragraph-rsid="0035e200" style:font-weight-asian="normal" style:font-weight-complex="normal"/>
    </style:style>
    <style:style style:name="P70" style:family="paragraph" style:parent-style-name="Standard">
      <style:text-properties fo:font-weight="normal" officeooo:rsid="002309f9" officeooo:paragraph-rsid="002309f9" style:font-weight-asian="normal" style:font-weight-complex="normal"/>
    </style:style>
    <style:style style:name="P71" style:family="paragraph" style:parent-style-name="Standard">
      <style:text-properties fo:font-weight="normal" officeooo:rsid="00262cf2" officeooo:paragraph-rsid="00262cf2" style:font-weight-asian="normal" style:font-weight-complex="normal"/>
    </style:style>
    <style:style style:name="P72" style:family="paragraph" style:parent-style-name="Standard">
      <style:text-properties fo:font-weight="normal" officeooo:rsid="00262cf2" officeooo:paragraph-rsid="002817f9" style:font-weight-asian="normal" style:font-weight-complex="normal"/>
    </style:style>
    <style:style style:name="P73" style:family="paragraph" style:parent-style-name="Standard">
      <style:text-properties fo:font-weight="normal" officeooo:rsid="00262cf2" officeooo:paragraph-rsid="00357dfb" style:font-weight-asian="normal" style:font-weight-complex="normal"/>
    </style:style>
    <style:style style:name="P74" style:family="paragraph" style:parent-style-name="Standard">
      <style:text-properties fo:font-weight="normal" officeooo:rsid="00262cf2" officeooo:paragraph-rsid="00363e06" style:font-weight-asian="normal" style:font-weight-complex="normal"/>
    </style:style>
    <style:style style:name="P75" style:family="paragraph" style:parent-style-name="Standard">
      <style:text-properties fo:font-weight="normal" officeooo:rsid="00262cf2" officeooo:paragraph-rsid="0037f6ee" style:font-weight-asian="normal" style:font-weight-complex="normal"/>
    </style:style>
    <style:style style:name="P76" style:family="paragraph" style:parent-style-name="Standard">
      <style:text-properties fo:font-weight="normal" officeooo:rsid="002c1f68" officeooo:paragraph-rsid="002c1f68" style:font-weight-asian="normal" style:font-weight-complex="normal"/>
    </style:style>
    <style:style style:name="P77" style:family="paragraph" style:parent-style-name="Standard">
      <style:text-properties fo:font-weight="normal" officeooo:rsid="002c1f68" officeooo:paragraph-rsid="00357dfb" style:font-weight-asian="normal" style:font-weight-complex="normal"/>
    </style:style>
    <style:style style:name="P78" style:family="paragraph" style:parent-style-name="Standard">
      <style:text-properties fo:font-weight="normal" officeooo:rsid="002a6c72" officeooo:paragraph-rsid="002fbc9e" style:font-weight-asian="normal" style:font-weight-complex="normal"/>
    </style:style>
    <style:style style:name="P79" style:family="paragraph" style:parent-style-name="Standard">
      <style:text-properties fo:font-weight="normal" officeooo:rsid="002a6c72" officeooo:paragraph-rsid="00357dfb" style:font-weight-asian="normal" style:font-weight-complex="normal"/>
    </style:style>
    <style:style style:name="P80" style:family="paragraph" style:parent-style-name="Standard">
      <style:text-properties fo:font-weight="normal" officeooo:rsid="00333765" officeooo:paragraph-rsid="00333765" style:font-weight-asian="normal" style:font-weight-complex="normal"/>
    </style:style>
    <style:style style:name="P81" style:family="paragraph" style:parent-style-name="Standard">
      <style:text-properties fo:font-weight="normal" officeooo:rsid="0035e200" officeooo:paragraph-rsid="0035e200" style:font-weight-asian="normal" style:font-weight-complex="normal"/>
    </style:style>
    <style:style style:name="P82" style:family="paragraph" style:parent-style-name="Standard">
      <style:text-properties fo:font-weight="normal" officeooo:rsid="0037f6ee" officeooo:paragraph-rsid="0037f6ee" style:font-weight-asian="normal" style:font-weight-complex="normal"/>
    </style:style>
    <style:style style:name="P83" style:family="paragraph" style:parent-style-name="Standard">
      <style:text-properties officeooo:paragraph-rsid="0037f6ee"/>
    </style:style>
    <style:style style:name="P84" style:family="paragraph" style:parent-style-name="Standard">
      <style:text-properties officeooo:paragraph-rsid="0038dd9f"/>
    </style:style>
    <style:style style:name="P85" style:family="paragraph" style:parent-style-name="Text_20_body">
      <style:text-properties officeooo:paragraph-rsid="0038dd9f"/>
    </style:style>
    <style:style style:name="P86" style:family="paragraph" style:parent-style-name="Text_20_body">
      <style:text-properties officeooo:rsid="0038dd9f" officeooo:paragraph-rsid="0038dd9f"/>
    </style:style>
    <style:style style:name="P87" style:family="paragraph" style:parent-style-name="Standard">
      <style:text-properties fo:font-size="15pt" fo:font-weight="bold" officeooo:rsid="003f3925" officeooo:paragraph-rsid="003f3925" style:font-size-asian="13.1000003814697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b977" style:font-weight-asian="bold" style:font-weight-complex="bold"/>
    </style:style>
    <style:style style:name="T3" style:family="text">
      <style:text-properties fo:font-weight="bold" officeooo:rsid="0018063a" style:font-weight-asian="bold" style:font-weight-complex="bold"/>
    </style:style>
    <style:style style:name="T4" style:family="text">
      <style:text-properties officeooo:rsid="000cb977"/>
    </style:style>
    <style:style style:name="T5" style:family="text">
      <style:text-properties officeooo:rsid="000e3849"/>
    </style:style>
    <style:style style:name="T6" style:family="text">
      <style:text-properties officeooo:rsid="00171d43"/>
    </style:style>
    <style:style style:name="T7" style:family="text">
      <style:text-properties style:text-position="super 58%" officeooo:rsid="00171d43"/>
    </style:style>
    <style:style style:name="T8" style:family="text">
      <style:text-properties officeooo:rsid="0018063a"/>
    </style:style>
    <style:style style:name="T9" style:family="text">
      <style:text-properties fo:font-size="18pt" fo:font-weight="bold" officeooo:rsid="001d92a0" style:font-size-asian="18pt" style:font-weight-asian="bold" style:font-size-complex="18pt" style:font-weight-complex="bold"/>
    </style:style>
    <style:style style:name="T10" style:family="text">
      <style:text-properties officeooo:rsid="001f67a9"/>
    </style:style>
    <style:style style:name="T11" style:family="text">
      <style:text-properties officeooo:rsid="00215352"/>
    </style:style>
    <style:style style:name="T12" style:family="text">
      <style:text-properties officeooo:rsid="002309f9"/>
    </style:style>
    <style:style style:name="T13" style:family="text">
      <style:text-properties officeooo:rsid="002444a3"/>
    </style:style>
    <style:style style:name="T14" style:family="text">
      <style:text-properties officeooo:rsid="00262cf2"/>
    </style:style>
    <style:style style:name="T15" style:family="text">
      <style:text-properties officeooo:rsid="002817f9"/>
    </style:style>
    <style:style style:name="T16" style:family="text">
      <style:text-properties officeooo:rsid="002a6c72"/>
    </style:style>
    <style:style style:name="T17" style:family="text">
      <style:text-properties officeooo:rsid="002c1f68"/>
    </style:style>
    <style:style style:name="T18" style:family="text">
      <style:text-properties officeooo:rsid="002efaf9"/>
    </style:style>
    <style:style style:name="T19" style:family="text">
      <style:text-properties officeooo:rsid="002fbc9e"/>
    </style:style>
    <style:style style:name="T20" style:family="text">
      <style:text-properties officeooo:rsid="0031862e"/>
    </style:style>
    <style:style style:name="T21" style:family="text">
      <style:text-properties officeooo:rsid="00333765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officeooo:rsid="002efaf9" style:font-size-asian="16pt" style:font-size-complex="16pt"/>
    </style:style>
    <style:style style:name="T24" style:family="text">
      <style:text-properties fo:font-size="16pt" officeooo:rsid="00333765" style:font-size-asian="16pt" style:font-size-complex="16pt"/>
    </style:style>
    <style:style style:name="T25" style:family="text">
      <style:text-properties fo:font-size="16pt" officeooo:rsid="0035e200" style:font-size-asian="16pt" style:font-size-complex="16pt"/>
    </style:style>
    <style:style style:name="T26" style:family="text">
      <style:text-properties fo:font-size="16pt" officeooo:rsid="0037f6ee" style:font-size-asian="16pt" style:font-size-complex="16pt"/>
    </style:style>
    <style:style style:name="T27" style:family="text">
      <style:text-properties fo:font-size="16pt" officeooo:rsid="003d76fe" style:font-size-asian="16pt" style:font-size-complex="16pt"/>
    </style:style>
    <style:style style:name="T28" style:family="text">
      <style:text-properties officeooo:rsid="0034c162"/>
    </style:style>
    <style:style style:name="T29" style:family="text">
      <style:text-properties officeooo:rsid="00357dfb"/>
    </style:style>
    <style:style style:name="T30" style:family="text">
      <style:text-properties officeooo:rsid="0035e200"/>
    </style:style>
    <style:style style:name="T31" style:family="text">
      <style:text-properties officeooo:rsid="00363e06"/>
    </style:style>
    <style:style style:name="T32" style:family="text">
      <style:text-properties fo:font-weight="normal" officeooo:rsid="00262cf2" style:font-weight-asian="normal" style:font-weight-complex="normal"/>
    </style:style>
    <style:style style:name="T33" style:family="text">
      <style:text-properties officeooo:rsid="0037f6ee"/>
    </style:style>
    <style:style style:name="T34" style:family="text">
      <style:text-properties officeooo:rsid="003ac0f9"/>
    </style:style>
    <style:style style:name="T35" style:family="text">
      <style:text-properties officeooo:rsid="003b2ee8"/>
    </style:style>
    <style:style style:name="T36" style:family="text">
      <style:text-properties officeooo:rsid="00405f0a"/>
    </style:style>
    <style:style style:name="T37" style:family="text">
      <style:text-properties officeooo:rsid="0041a1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 shutdown :- <text:s text:c="48"/>ctrl+c</text:p>
      <text:p text:style-name="P1">check git_status:- <text:s text:c="52"/>git status</text:p>
      <text:p text:style-name="P1">add changes from all tracked:- <text:s text:c="30"/>git add -A</text:p>
      <text:p text:style-name="P4">commit:- <text:s text:c="64"/>git commit -m “Add about page”</text:p>
      <text:p text:style-name="P5"><text:bookmark text:name="empty-setup-new-repo-echo"/><text:s text:c="80"/>git push -u origin main</text:p>
      <text:p text:style-name="P87">section-4:-</text:p>
      <text:p text:style-name="P87">----------</text:p>
      <text:p text:style-name="P7"><text:span text:style-name="T1">model using scaffold:</text:span>-</text:p>
      <text:p text:style-name="P6"/>
      <text:p text:style-name="P6">rails generate scaffold Article title:string description:text</text:p>
      <text:p text:style-name="P1"/>
      <text:p text:style-name="P12">it create scema file inside view/<text:span text:style-name="T4">run the migration file</text:span></text:p>
      <text:p text:style-name="P1">rails <text:a xlink:type="simple" xlink:href="db:migrate" text:style-name="Internet_20_link" text:visited-style-name="Visited_20_Internet_20_Link">db:migrate</text:a></text:p>
      <text:p text:style-name="P1"/>
      <text:p text:style-name="P13">we also rollback:- <text:span text:style-name="T5">what we did before in scema that deleted</text:span></text:p>
      <text:p text:style-name="P3">rails <text:a xlink:type="simple" xlink:href="db:rollback" text:style-name="Internet_20_link" text:visited-style-name="Visited_20_Internet_20_Link">db:</text:a><text:a xlink:type="simple" xlink:href="db:rollback" text:style-name="Internet_20_link" text:visited-style-name="Visited_20_Internet_20_Link"><text:span text:style-name="T4">rollback</text:span></text:a></text:p>
      <text:p text:style-name="P3"/>
      <text:p text:style-name="P6">t<text:span text:style-name="T1">o check my routs</text:span></text:p>
      <text:p text:style-name="P1">rails routes --expanded</text:p>
      <text:p text:style-name="P1"/>
      <text:p text:style-name="P36"><text:span text:style-name="T1">create migration </text:span><text:a xlink:type="simple" xlink:href="../../../../../-" text:style-name="Internet_20_link" text:visited-style-name="Visited_20_Internet_20_Link"><text:span text:style-name="T1">file:-</text:span></text:a><text:span text:style-name="T1"> </text:span><text:span text:style-name="T2">if we are not using scaffold then migrate create like this</text:span></text:p>
      <text:p text:style-name="P2"><text:span text:style-name="T5">r</text:span>ails generate migration create_articles.rb</text:p>
      <text:p text:style-name="P1">rails generate migration add_timestamps_to_articles</text:p>
      <text:p text:style-name="P1"/>
      <text:p text:style-name="P1"><text:s text:c="45"/><text:span text:style-name="T3">CURD operation</text:span></text:p>
      <text:p text:style-name="P1"/>
      <text:p text:style-name="P1"/>
      <text:p text:style-name="P14">working with model</text:p>
      <text:p text:style-name="P37">running console:- <text:s text:c="38"/>rails c</text:p>
      <text:p text:style-name="P37">to see all article:- <text:s text:c="38"/>Article.all</text:p>
      <text:p text:style-name="P38"><text:span text:style-name="T1">create:</text:span> <text:s text:c="56"/></text:p>
      <text:p text:style-name="P38">Article.create(title: "first article", description: "description of first article")</text:p>
      <text:p text:style-name="P37"/>
      <text:p text:style-name="P37">article = Article.new</text:p>
      <text:p text:style-name="P40">article.title = "second article"</text:p>
      <text:p text:style-name="P40">article.description = "description of second article"</text:p>
      <text:p text:style-name="P40"/>
      <text:p text:style-name="P42">article = Article.new(title: "third article",description: "description of third article")</text:p>
      <text:p text:style-name="P40"/>
      <text:p text:style-name="P40"/>
      <text:p text:style-name="P39">to show all the entry:- <text:s text:c="31"/><text:span text:style-name="T36">A</text:span>rticle</text:p>
      <text:p text:style-name="P39"><text:s text:c="67"/></text:p>
      <text:p text:style-name="P39">save:- <text:s text:c="57"/>article.save</text:p>
      <text:p text:style-name="P41"/>
      <text:p text:style-name="P41">exit from console:- <text:s text:c="36"/>exit</text:p>
      <text:p text:style-name="P1"/>
      <text:p text:style-name="P15">Read:-</text:p>
      <text:p text:style-name="P43">to read article :- <text:s text:c="41"/></text:p>
      <text:p text:style-name="P43"/>
      <text:p text:style-name="P43">Article.find(2) <text:s text:c="48"/>- <text:s text:c="2"/><text:span text:style-name="T8">which id you want to find in the place of 2</text:span></text:p>
      <text:p text:style-name="P43">Article.first</text:p>
      <text:p text:style-name="P43"><text:soft-page-break/>Article.last</text:p>
      <text:p text:style-name="P43"/>
      <text:p text:style-name="P43">to sto<text:span text:style-name="T6">r</text:span>e in a varible:-</text:p>
      <text:p text:style-name="P43">article =Article.find(2) <text:s text:c="2"/><text:span text:style-name="T6">(in article we got 2</text:span><text:span text:style-name="T7">nd</text:span><text:span text:style-name="T6"> id information)</text:span></text:p>
      <text:p text:style-name="P44"/>
      <text:p text:style-name="P16">to extract data</text:p>
      <text:p text:style-name="P43">article</text:p>
      <text:p text:style-name="P43">article.title</text:p>
      <text:p text:style-name="P44">article.description</text:p>
      <text:p text:style-name="P43"/>
      <text:p text:style-name="P43">articles = Article.all <text:s text:c="7"/><text:span text:style-name="T6">(in the article varicle we store all the exsiting article)</text:span></text:p>
      <text:p text:style-name="P43"/>
      <text:p text:style-name="P16">update:-</text:p>
      <text:p text:style-name="P44">article.description ="edited-description of second article"</text:p>
      <text:p text:style-name="P46">article.save</text:p>
      <text:p text:style-name="P44"/>
      <text:p text:style-name="P16">delete:-</text:p>
      <text:p text:style-name="P46"/>
      <text:p text:style-name="P46">article =Article.find (id of article you want to delete)</text:p>
      <text:p text:style-name="P44">article.destroy</text:p>
      <text:p text:style-name="P46">Article.find(4).destroy <text:s text:c="31"/>4 is id no.</text:p>
      <text:p text:style-name="P46"/>
      <text:p text:style-name="P49"/>
      <text:p text:style-name="P47"/>
      <text:p text:style-name="P47"><text:s text:c="57"/><text:span text:style-name="T9">validation</text:span></text:p>
      <text:p text:style-name="P51">inside model:- article.rb</text:p>
      <text:p text:style-name="P51">----------------------------</text:p>
      <text:p text:style-name="P51">class Article &lt; ApplicationRecord</text:p>
      <text:p text:style-name="P51"/>
      <text:p text:style-name="P51">end</text:p>
      <text:p text:style-name="P51"/>
      <text:p text:style-name="P51">console:- we have to reload <text:span text:style-name="T10">(every single changes we have to reload)</text:span></text:p>
      <text:p text:style-name="P51">----------------------------------</text:p>
      <text:p text:style-name="P51">reload!</text:p>
      <text:p text:style-name="P52">Article =Article.new</text:p>
      <text:p text:style-name="P52">article.save</text:p>
      <text:p text:style-name="P53">Article.all</text:p>
      <text:p text:style-name="P51"/>
      <text:p text:style-name="P17">if error comes to see the errors</text:p>
      <text:p text:style-name="P52">-------------------------------------</text:p>
      <text:p text:style-name="P52">article.errors.full_messages</text:p>
      <text:p text:style-name="P52"/>
      <text:p text:style-name="P52"/>
      <text:p text:style-name="P52"/>
      <text:p text:style-name="P18"/>
      <text:p text:style-name="P18"/>
      <text:p text:style-name="P18"/>
      <text:p text:style-name="P18"/>
      <text:p text:style-name="P18"/>
      <text:p text:style-name="P22">84 lecture:-</text:p>
      <text:p text:style-name="P18"/>
      <text:p text:style-name="P22"/>
      <text:p text:style-name="P22"><text:soft-page-break/>for expanding routes</text:p>
      <text:p text:style-name="P70">rails routes --expanded</text:p>
      <text:p text:style-name="P18"/>
      <text:p text:style-name="P54">Localhost:3000/articles/1 (how we got all the answer what we save in database)</text:p>
      <text:p text:style-name="P65"/>
      <text:p text:style-name="P65">routes.rb:-</text:p>
      <text:p text:style-name="P65">----------</text:p>
      <text:p text:style-name="P65">resources: articles, <text:span text:style-name="T14">only: [:show]</text:span></text:p>
      <text:p text:style-name="P54"/>
      <text:p text:style-name="P54">article_controller.rb</text:p>
      <text:p text:style-name="P54">-----------------------</text:p>
      <text:p text:style-name="P54"/>
      <text:p text:style-name="P54">class ArticleController&lt;ApplicationController</text:p>
      <text:p text:style-name="P54"><text:s text:c="3"/>def show</text:p>
      <text:p text:style-name="P55"><text:tab/><text:span text:style-name="T12">byebug <text:s text:c="51"/>stop execution and debug the console</text:span></text:p>
      <text:p text:style-name="P55"><text:span text:style-name="T12"><text:tab/><text:tab/><text:tab/><text:tab/><text:tab/><text:tab/><text:tab/>(pause our <text:s text:c="3"/>webserver) </text:span><text:span text:style-name="T13">optional</text:span></text:p>
      <text:p text:style-name="P54"><text:s text:c="10"/>@article =Article.find(params[:id])</text:p>
      <text:p text:style-name="P54"><text:s text:c="3"/>end</text:p>
      <text:p text:style-name="P54">end</text:p>
      <text:p text:style-name="P45"/>
      <text:p text:style-name="P48">show.html.erb:-<text:span text:style-name="T11">here we use emmbaded ruby</text:span></text:p>
      <text:p text:style-name="P48">----------------</text:p>
      <text:p text:style-name="P48">&lt;p&gt;&lt;strong&gt;Title: &lt;/strong&gt;&lt;%<text:span text:style-name="T11">= </text:span>@article.title %&gt;&lt;/p&gt;</text:p>
      <text:p text:style-name="P48">&lt;p&gt;&lt;strong&gt;Description: &lt;/strong&gt;&lt;%<text:span text:style-name="T11">= </text:span>@article.description%&gt;&lt;/p&gt;</text:p>
      <text:p text:style-name="P48"/>
      <text:p text:style-name="P22">86 lecture:-</text:p>
      <text:p text:style-name="P55">Localhost:3000/articles <text:s text:c="7"/><text:span text:style-name="T12">(how to got list of the </text:span><text:span text:style-name="T13">the article/</text:span><text:span text:style-name="T15">articles listing page</text:span><text:span text:style-name="T13">)</text:span></text:p>
      <text:p text:style-name="P55"/>
      <text:p text:style-name="P66">routes.rb:-</text:p>
      <text:p text:style-name="P66">----------</text:p>
      <text:p text:style-name="P66">resources: articles, <text:span text:style-name="T14">only: [:show , :index]</text:span></text:p>
      <text:p text:style-name="P66"/>
      <text:p text:style-name="P56">article_controller.rb</text:p>
      <text:p text:style-name="P56">-----------------------</text:p>
      <text:p text:style-name="P56"/>
      <text:p text:style-name="P56">class ArticleController&lt;ApplicationController</text:p>
      <text:p text:style-name="P57"><text:s text:c="5"/>def <text:span text:style-name="T16">show</text:span></text:p>
      <text:p text:style-name="P57"><text:s text:c="10"/>@article =Article.find(params[:id])</text:p>
      <text:p text:style-name="P57"><text:s text:c="3"/>end</text:p>
      <text:p text:style-name="P56"><text:s text:c="4"/><text:span text:style-name="T14">def index</text:span></text:p>
      <text:p text:style-name="P56"><text:s text:c="10"/>@article =Article.<text:span text:style-name="T14">all</text:span></text:p>
      <text:p text:style-name="P56"><text:s text:c="3"/>end</text:p>
      <text:p text:style-name="P56">end</text:p>
      <text:p text:style-name="P56"/>
      <text:p text:style-name="P71">index.html.<text:span text:style-name="T15">erb:-</text:span></text:p>
      <text:p text:style-name="P71">-------------------</text:p>
      <text:p text:style-name="P71">&lt;<text:span text:style-name="T15">h1&gt;Article listing page&lt;/h1&gt;</text:span></text:p>
      <text:p text:style-name="P71"/>
      <text:p text:style-name="P71"/>
      <text:p text:style-name="P71"/>
      <text:p text:style-name="P71"/>
      <text:p text:style-name="P71"/>
      <text:p text:style-name="P71"><text:soft-page-break/>&lt;<text:span text:style-name="T15">table&gt;</text:span></text:p>
      <text:p text:style-name="P71"><text:tab/>&lt;<text:span text:style-name="T15">thead&gt;</text:span></text:p>
      <text:p text:style-name="P71"><text:tab/><text:tab/>&lt;<text:span text:style-name="T15">tr&gt;</text:span></text:p>
      <text:p text:style-name="P71"><text:tab/><text:tab/> <text:s text:c="5"/>&lt;<text:span text:style-name="T15">th&gt;Title&lt;/th&gt;</text:span></text:p>
      <text:p text:style-name="P72"><text:tab/><text:tab/> <text:s text:c="5"/>&lt;<text:span text:style-name="T15">th&gt;Description&lt;/th&gt;</text:span></text:p>
      <text:p text:style-name="P72"><text:tab/><text:tab/> <text:s text:c="5"/>&lt;<text:span text:style-name="T15">th&gt;Actions&lt;/th&gt;</text:span><text:tab/><text:tab/></text:p>
      <text:p text:style-name="P71"><text:tab/><text:tab/>&lt;/<text:span text:style-name="T15">tr&gt;</text:span></text:p>
      <text:p text:style-name="P71"><text:tab/>&lt;/<text:span text:style-name="T15">thead&gt;</text:span></text:p>
      <text:p text:style-name="P71"><text:tab/>&lt;<text:span text:style-name="T15">tbody&gt;</text:span></text:p>
      <text:p text:style-name="P71"><text:tab/> <text:s text:c="5"/>&lt;% <text:span text:style-name="T15">@article.each do |article| %&gt;</text:span></text:p>
      <text:p text:style-name="P72"><text:tab/><text:tab/>&lt;<text:span text:style-name="T15">tr&gt;</text:span></text:p>
      <text:p text:style-name="P72"><text:tab/><text:tab/> <text:s text:c="5"/>&lt;<text:span text:style-name="T15">th&gt;&lt;%= article.title %&gt;&lt;/th&gt;</text:span></text:p>
      <text:p text:style-name="P72"><text:tab/><text:tab/> <text:s text:c="5"/>&lt;<text:span text:style-name="T15">th&gt;&lt;%= article.description %&gt;&lt;/th&gt;</text:span></text:p>
      <text:p text:style-name="P72"><text:tab/><text:tab/> <text:s text:c="5"/>&lt;<text:span text:style-name="T15">th&gt;Placeholder&lt;/th&gt;</text:span><text:tab/><text:tab/></text:p>
      <text:p text:style-name="P72"><text:tab/><text:tab/>&lt;/<text:span text:style-name="T15">tr&gt;</text:span></text:p>
      <text:p text:style-name="P72"><text:tab/> <text:s text:c="5"/>&lt;% <text:span text:style-name="T15">end %&gt;</text:span><text:tab/></text:p>
      <text:p text:style-name="P71"><text:tab/>&lt;/<text:span text:style-name="T15">tbody&gt;</text:span></text:p>
      <text:p text:style-name="P71">&lt;/<text:span text:style-name="T15">table&gt;</text:span></text:p>
      <text:p text:style-name="P71"/>
      <text:p text:style-name="P23">88 lecture :- <text:s/>build a new article form after clicking new article link</text:p>
      <text:p text:style-name="P23">--------------------------------------------------------------------------------------</text:p>
      <text:p text:style-name="P67">routes.rb:-</text:p>
      <text:p text:style-name="P67">----------</text:p>
      <text:p text:style-name="P67">resources: articles, <text:span text:style-name="T14">only: [:show , :index, :</text:span><text:span text:style-name="T16">new, :create</text:span><text:span text:style-name="T14">]</text:span></text:p>
      <text:p text:style-name="P67"/>
      <text:p text:style-name="P58"/>
      <text:p text:style-name="P58">article_controller.rb</text:p>
      <text:p text:style-name="P58">-----------------------</text:p>
      <text:p text:style-name="P58">class ArticleController&lt;ApplicationController</text:p>
      <text:p text:style-name="P58"><text:s text:c="5"/>def <text:span text:style-name="T17">new</text:span></text:p>
      <text:p text:style-name="P58"><text:s text:c="5"/></text:p>
      <text:p text:style-name="P58"><text:s text:c="3"/>end</text:p>
      <text:p text:style-name="P58"><text:s text:c="4"/><text:span text:style-name="T14">def </text:span><text:span text:style-name="T17">create</text:span></text:p>
      <text:p text:style-name="P58"><text:s text:c="5"/></text:p>
      <text:p text:style-name="P58"><text:s text:c="3"/>end</text:p>
      <text:p text:style-name="P58">end</text:p>
      <text:p text:style-name="P23"/>
      <text:p text:style-name="P30">new.html.erb</text:p>
      <text:p text:style-name="P30">-----------------</text:p>
      <text:p text:style-name="P76">&lt;h1&gt;Create a new article&lt;/h1&gt;</text:p>
      <text:p text:style-name="P76">&lt;%= from_with scope: <text:s/>:article, <text:s/>url: <text:s/>articles_path, <text:s/>local: <text:s/>true do <text:s/>|f| <text:s/>%&gt;</text:p>
      <text:p text:style-name="P76"><text:tab/>&lt;p&gt;</text:p>
      <text:p text:style-name="P76"><text:tab/> <text:s text:c="4"/>&lt;%= f.label :title %&gt;&lt;br /&gt;</text:p>
      <text:p text:style-name="P76"><text:tab/> <text:s text:c="4"/>&lt;%= f.text_field :title %&gt;</text:p>
      <text:p text:style-name="P76"><text:tab/>&lt;/p&gt;</text:p>
      <text:p text:style-name="P76"><text:tab/>&lt;p&gt;</text:p>
      <text:p text:style-name="P76"><text:tab/> <text:s text:c="4"/>&lt;%= f.label :description %&gt;&lt;br /&gt;</text:p>
      <text:p text:style-name="P76"><text:tab/> <text:s text:c="4"/>&lt;%= f.text_area :description %&gt;</text:p>
      <text:p text:style-name="P76"><text:tab/>&lt;/p&gt;</text:p>
      <text:p text:style-name="P76"><text:s text:c="8"/>&lt;p&gt;</text:p>
      <text:p text:style-name="P76"><text:tab/>&lt;%= f.submit %&gt;</text:p>
      <text:p text:style-name="P76"><text:s text:c="8"/>&lt;/p&gt;</text:p>
      <text:p text:style-name="P71"><text:soft-page-break/>&lt;% <text:span text:style-name="T17">end %&gt;</text:span></text:p>
      <text:p text:style-name="P55"/>
      <text:p text:style-name="P24"><text:span text:style-name="T18">90 </text:span>lecture :- <text:s/><text:span text:style-name="T18">create action – save newly created articles</text:span></text:p>
      <text:p text:style-name="P24">------------------------------------------------------------------------</text:p>
      <text:p text:style-name="P59">article_controller.rb</text:p>
      <text:p text:style-name="P59">-----------------------</text:p>
      <text:p text:style-name="P59">class ArticleController&lt;ApplicationController</text:p>
      <text:p text:style-name="P59"><text:s text:c="5"/>def <text:span text:style-name="T17">new</text:span></text:p>
      <text:p text:style-name="P59"><text:s text:c="5"/></text:p>
      <text:p text:style-name="P59"><text:s text:c="3"/>end</text:p>
      <text:p text:style-name="P59"><text:s text:c="4"/><text:span text:style-name="T14">def </text:span><text:span text:style-name="T17">create</text:span></text:p>
      <text:p text:style-name="P59"><text:tab/><text:span text:style-name="T19">@article = Article.new(params.require(:article).permit(:title, :description))</text:span></text:p>
      <text:p text:style-name="P59"><text:tab/><text:span text:style-name="T19">@article.save</text:span></text:p>
      <text:p text:style-name="P59"><text:tab/><text:span text:style-name="T19">redirect_to @article</text:span></text:p>
      <text:p text:style-name="P59"><text:s text:c="5"/>end</text:p>
      <text:p text:style-name="P59">end</text:p>
      <text:p text:style-name="P59"/>
      <text:p text:style-name="P25"><text:span text:style-name="T18">9</text:span><text:span text:style-name="T19">2</text:span><text:span text:style-name="T18"> </text:span>lecture :- <text:s/><text:span text:style-name="T19">Messaging-validation and flash messages</text:span></text:p>
      <text:p text:style-name="P25">------------------------------------------------------------------------</text:p>
      <text:p text:style-name="P25"/>
      <text:p text:style-name="P19">article_controller.rb</text:p>
      <text:p text:style-name="P19">-----------------------</text:p>
      <text:p text:style-name="P60">class ArticleController&lt;ApplicationController</text:p>
      <text:p text:style-name="P60"><text:s text:c="5"/></text:p>
      <text:p text:style-name="P60"><text:s text:c="4"/><text:span text:style-name="T14">def </text:span><text:span text:style-name="T17">create</text:span></text:p>
      <text:p text:style-name="P60"><text:tab/><text:span text:style-name="T19">@article = Article.new(params.require(:article).permit(:title, :description))</text:span></text:p>
      <text:p text:style-name="P60"><text:tab/><text:span text:style-name="T20">if </text:span><text:span text:style-name="T19">@article.save</text:span></text:p>
      <text:p text:style-name="P60"><text:tab/><text:tab/><text:span text:style-name="T19">redirect_to @article</text:span></text:p>
      <text:p text:style-name="P60"><text:s text:c="2"/><text:tab/><text:span text:style-name="T20">else</text:span></text:p>
      <text:p text:style-name="P60"><text:tab/><text:tab/><text:span text:style-name="T20">render ‘new’</text:span></text:p>
      <text:p text:style-name="P60"><text:s text:c="5"/>end</text:p>
      <text:p text:style-name="P60">end</text:p>
      <text:p text:style-name="P25"/>
      <text:p text:style-name="P31">new.html.erb:-</text:p>
      <text:p text:style-name="P31">-----------------</text:p>
      <text:p text:style-name="P78">&lt;h1&gt;New article&lt;/h1&gt;</text:p>
      <text:p text:style-name="P78"/>
      <text:p text:style-name="P78">&lt;% if @article.errors.any? %&gt;</text:p>
      <text:p text:style-name="P78"><text:s text:c="2"/>&lt;h2&gt;Th following errors prevented the article from bing sav<text:span text:style-name="T29">ed</text:span>&lt;/h2&gt;</text:p>
      <text:p text:style-name="P78"><text:s text:c="2"/>&lt;ul&gt;</text:p>
      <text:p text:style-name="P78"><text:s text:c="4"/>&lt;% @article.errors.full_messages.each do |msg| %&gt;</text:p>
      <text:p text:style-name="P78"><text:s text:c="6"/>&lt;li&gt;&lt;%= msg%&gt;&lt;/li&gt;</text:p>
      <text:p text:style-name="P78"><text:s text:c="4"/>&lt;% end %&gt;</text:p>
      <text:p text:style-name="P78"><text:s text:c="2"/>&lt;/ul&gt;</text:p>
      <text:p text:style-name="P78">&lt;% end %&gt;</text:p>
      <text:p text:style-name="P78"/>
      <text:p text:style-name="P19">article_controller.rb -<text:span text:style-name="T21">using flash (for -article save successfully)</text:span></text:p>
      <text:p text:style-name="P19">-----------------------</text:p>
      <text:p text:style-name="P60">class ArticleController&lt;ApplicationController</text:p>
      <text:p text:style-name="P60"><text:s text:c="5"/>def <text:span text:style-name="T17">new</text:span></text:p>
      <text:p text:style-name="P60"><text:s text:c="5"/><text:tab/><text:span text:style-name="T20">@article = Article.new</text:span></text:p>
      <text:p text:style-name="P60"><text:s text:c="3"/>end</text:p>
      <text:p text:style-name="P61"><text:soft-page-break/><text:s text:c="4"/><text:span text:style-name="T14">def </text:span><text:span text:style-name="T17">create</text:span></text:p>
      <text:p text:style-name="P61"><text:tab/><text:span text:style-name="T19">@article = Article.new(params.require(:article).permit(:title, :description))</text:span></text:p>
      <text:p text:style-name="P61"><text:tab/><text:span text:style-name="T20">if </text:span><text:span text:style-name="T19">@article.save</text:span></text:p>
      <text:p text:style-name="P61"><text:tab/> <text:s text:c="3"/><text:span text:style-name="T21">flash[:notice] = “Article was created successfully”</text:span></text:p>
      <text:p text:style-name="P61"><text:tab/><text:tab/><text:span text:style-name="T19">redirect_to @article</text:span></text:p>
      <text:p text:style-name="P61"><text:s text:c="2"/><text:tab/><text:span text:style-name="T20">else</text:span></text:p>
      <text:p text:style-name="P61"><text:tab/><text:tab/><text:span text:style-name="T20">render ‘new’</text:span></text:p>
      <text:p text:style-name="P61"><text:s text:c="5"/>end</text:p>
      <text:p text:style-name="P60">end</text:p>
      <text:p text:style-name="P60"/>
      <text:p text:style-name="P32">app/views/layouts/application.html.erb</text:p>
      <text:p text:style-name="P32">--------------------------------------------------</text:p>
      <text:p text:style-name="P32">inside body tag</text:p>
      <text:p text:style-name="P32"/>
      <text:p text:style-name="P80">&lt;% <text:s/>flash.each do |name, msg|%&gt;</text:p>
      <text:p text:style-name="P80"><text:s text:c="7"/>&lt;%= msg %&gt;</text:p>
      <text:p text:style-name="P80">&lt;% end %&gt;</text:p>
      <text:p text:style-name="P80"/>
      <text:p text:style-name="P26"><text:span text:style-name="T23">9</text:span><text:span text:style-name="T24">4 </text:span><text:span text:style-name="T22">lecture </text:span>:- <text:s/><text:span text:style-name="T21">Edit and update : update existing articles</text:span></text:p>
      <text:p text:style-name="P26">------------------------------------------------------------------------</text:p>
      <text:p text:style-name="P68">routes.rb:-</text:p>
      <text:p text:style-name="P68">----------</text:p>
      <text:p text:style-name="P68">resources: articles, <text:span text:style-name="T14">only: [:show , :index, :</text:span><text:span text:style-name="T16">new, :create, :</text:span><text:span text:style-name="T28">edit , :update</text:span><text:span text:style-name="T14">]</text:span></text:p>
      <text:p text:style-name="P20"/>
      <text:p text:style-name="P20">article_controller.rb</text:p>
      <text:p text:style-name="P20">-----------------------</text:p>
      <text:p text:style-name="P62">class ArticleController&lt;ApplicationController</text:p>
      <text:p text:style-name="P62"><text:s text:c="5"/>def <text:span text:style-name="T17">new</text:span></text:p>
      <text:p text:style-name="P62"><text:s text:c="5"/><text:tab/><text:span text:style-name="T20">@article = Article.new</text:span></text:p>
      <text:p text:style-name="P62"><text:s text:c="5"/>end</text:p>
      <text:p text:style-name="P62"><text:s text:c="5"/><text:span text:style-name="T28">def edit</text:span></text:p>
      <text:p text:style-name="P63"><text:tab/>@article =Article.find(params[:id])</text:p>
      <text:p text:style-name="P62"><text:s text:c="5"/><text:span text:style-name="T28">end</text:span></text:p>
      <text:p text:style-name="P63"><text:s text:c="4"/><text:span text:style-name="T14">def </text:span><text:span text:style-name="T17">create</text:span></text:p>
      <text:p text:style-name="P63"><text:tab/><text:span text:style-name="T19">@article = Article.new(params.require(:article).permit(:title, :description))</text:span></text:p>
      <text:p text:style-name="P63"><text:tab/><text:span text:style-name="T20">if </text:span><text:span text:style-name="T19">@article.save</text:span></text:p>
      <text:p text:style-name="P63"><text:tab/> <text:s text:c="3"/><text:span text:style-name="T21">flash[:notice] = “Article was created successfully”</text:span></text:p>
      <text:p text:style-name="P63"><text:tab/><text:tab/><text:span text:style-name="T19">redirect_to @article</text:span></text:p>
      <text:p text:style-name="P63"><text:s text:c="2"/><text:tab/><text:span text:style-name="T20">else</text:span></text:p>
      <text:p text:style-name="P63"><text:tab/><text:tab/><text:span text:style-name="T20">render ‘new’</text:span></text:p>
      <text:p text:style-name="P63"><text:s text:c="5"/>end</text:p>
      <text:p text:style-name="P63"><text:s text:c="5"/><text:span text:style-name="T14">def </text:span><text:span text:style-name="T29">update</text:span></text:p>
      <text:p text:style-name="P63"><text:tab/>@article =Article.find(params[:id])</text:p>
      <text:p text:style-name="P63"><text:span text:style-name="T19"><text:tab/></text:span><text:span text:style-name="T29">if </text:span><text:span text:style-name="T19">article.</text:span><text:span text:style-name="T29">update</text:span><text:span text:style-name="T19">(params.require(:article).permit(:title, :description))</text:span></text:p>
      <text:p text:style-name="P63"><text:tab/> <text:s text:c="3"/><text:span text:style-name="T21">flash[:notice] = “Article was </text:span><text:span text:style-name="T29">updat</text:span><text:span text:style-name="T21">ed successfully”</text:span></text:p>
      <text:p text:style-name="P63"><text:tab/><text:tab/><text:span text:style-name="T19">redirect_to @article</text:span></text:p>
      <text:p text:style-name="P63"><text:s text:c="2"/><text:tab/><text:span text:style-name="T20">else</text:span></text:p>
      <text:p text:style-name="P63"><text:tab/><text:tab/><text:span text:style-name="T20">render ‘</text:span><text:span text:style-name="T29">edit</text:span><text:span text:style-name="T20">’</text:span></text:p>
      <text:p text:style-name="P63"><text:s text:c="5"/>end</text:p>
      <text:p text:style-name="P62">end</text:p>
      <text:p text:style-name="P62"/>
      <text:p text:style-name="P33">edit.html.erb:-</text:p>
      <text:p text:style-name="P33"><text:soft-page-break/>----------------</text:p>
      <text:p text:style-name="P33"/>
      <text:p text:style-name="P79">&lt;h1&gt;New article&lt;/h1&gt;</text:p>
      <text:p text:style-name="P79"/>
      <text:p text:style-name="P79">&lt;% if @article.errors.any? %&gt;</text:p>
      <text:p text:style-name="P79"><text:s text:c="2"/>&lt;h2&gt;Th following errors prevented the article from bing sav<text:span text:style-name="T29">ed</text:span>&lt;/h2&gt;</text:p>
      <text:p text:style-name="P79"><text:s text:c="2"/>&lt;ul&gt;</text:p>
      <text:p text:style-name="P79"><text:s text:c="4"/>&lt;% @article.errors.full_messages.each do |msg| %&gt;</text:p>
      <text:p text:style-name="P79"><text:s text:c="6"/>&lt;li&gt;&lt;%= msg%&gt;&lt;/li&gt;</text:p>
      <text:p text:style-name="P79"><text:s text:c="4"/>&lt;% end %&gt;</text:p>
      <text:p text:style-name="P79"><text:s text:c="2"/>&lt;/ul&gt;</text:p>
      <text:p text:style-name="P79">&lt;% end %&gt;</text:p>
      <text:p text:style-name="P79"/>
      <text:p text:style-name="P77">&lt;%= from_with <text:span text:style-name="T29">(model:</text:span> <text:span text:style-name="T29">@</text:span>article, <text:s/>local: <text:s/>true do <text:s/>|f| <text:s/>%&gt;</text:p>
      <text:p text:style-name="P77"><text:tab/>&lt;p&gt;</text:p>
      <text:p text:style-name="P77"><text:tab/> <text:s text:c="4"/>&lt;%= f.label :title %&gt;&lt;br /&gt;</text:p>
      <text:p text:style-name="P77"><text:tab/> <text:s text:c="4"/>&lt;%= f.text_field :title %&gt;</text:p>
      <text:p text:style-name="P77"><text:tab/>&lt;/p&gt;</text:p>
      <text:p text:style-name="P77"><text:tab/>&lt;p&gt;</text:p>
      <text:p text:style-name="P77"><text:tab/> <text:s text:c="4"/>&lt;%= f.label :description %&gt;&lt;br /&gt;</text:p>
      <text:p text:style-name="P77"><text:tab/> <text:s text:c="4"/>&lt;%= f.text_area :description %&gt;</text:p>
      <text:p text:style-name="P77"><text:tab/>&lt;/p&gt;</text:p>
      <text:p text:style-name="P77"><text:s text:c="8"/>&lt;p&gt;</text:p>
      <text:p text:style-name="P77"><text:tab/>&lt;%= f.submit %&gt;</text:p>
      <text:p text:style-name="P77"><text:s text:c="8"/>&lt;/p&gt;</text:p>
      <text:p text:style-name="P73">&lt;% <text:span text:style-name="T17">end %&gt;</text:span></text:p>
      <text:p text:style-name="P27"><text:span text:style-name="T23">9</text:span><text:span text:style-name="T25">6</text:span><text:span text:style-name="T24"> </text:span><text:span text:style-name="T22">lecture </text:span>:- <text:s/><text:span text:style-name="T30">Delete </text:span><text:span text:style-name="T21">articles</text:span></text:p>
      <text:p text:style-name="P27">---------------------------------------</text:p>
      <text:p text:style-name="P34">Rest – representational stat trasfer – mapping HTTP verbs( get,post,put/patch/ delete) to CRUD actions</text:p>
      <text:p text:style-name="P34"/>
      <text:p text:style-name="P34">resources provides REST-ful routes to Rails resources</text:p>
      <text:p text:style-name="P34"/>
      <text:p text:style-name="P69">routes.rb:-</text:p>
      <text:p text:style-name="P69">----------</text:p>
      <text:p text:style-name="P69">resources: articles, <text:span text:style-name="T14">only: [:show , :index, :</text:span><text:span text:style-name="T16">new, :create, :</text:span><text:span text:style-name="T28">edit , :update , :</text:span><text:span text:style-name="T30">destroy</text:span><text:span text:style-name="T14">]</text:span></text:p>
      <text:p text:style-name="P81">or </text:p>
      <text:p text:style-name="P69">resources: articles</text:p>
      <text:p text:style-name="P21">article_controller.rb</text:p>
      <text:p text:style-name="P21">-----------------------</text:p>
      <text:p text:style-name="P64">class ArticleController&lt;ApplicationController</text:p>
      <text:p text:style-name="P64"><text:s text:c="5"/><text:span text:style-name="T14">def </text:span><text:span text:style-name="T31">destroy</text:span></text:p>
      <text:p text:style-name="P64"><text:tab/>@article =Article.find(params[:id])</text:p>
      <text:p text:style-name="P64"><text:tab/><text:span text:style-name="T31">@article.destroy</text:span></text:p>
      <text:p text:style-name="P64"><text:tab/><text:span text:style-name="T19">redirect_to article_</text:span><text:span text:style-name="T31">path</text:span></text:p>
      <text:p text:style-name="P64"><text:s text:c="5"/>end</text:p>
      <text:p text:style-name="P64">end</text:p>
      <text:p text:style-name="P69"/>
      <text:p text:style-name="P69"/>
      <text:p text:style-name="P74">index.html.<text:span text:style-name="T15">erb:-</text:span></text:p>
      <text:p text:style-name="P74">-------------------</text:p>
      <text:p text:style-name="P74">&lt;<text:span text:style-name="T15">h1&gt;Article listing page&lt;/h1&gt;</text:span></text:p>
      <text:p text:style-name="P74"><text:soft-page-break/>&lt;<text:span text:style-name="T15">table&gt;</text:span></text:p>
      <text:p text:style-name="P74"><text:tab/>&lt;<text:span text:style-name="T15">thead&gt;</text:span></text:p>
      <text:p text:style-name="P74"><text:tab/><text:tab/>&lt;<text:span text:style-name="T15">tr&gt;</text:span></text:p>
      <text:p text:style-name="P74"><text:tab/><text:tab/> <text:s text:c="5"/>&lt;<text:span text:style-name="T15">th&gt;Title&lt;/th&gt;</text:span></text:p>
      <text:p text:style-name="P74"><text:tab/><text:tab/> <text:s text:c="5"/>&lt;<text:span text:style-name="T15">th&gt;Description&lt;/th&gt;</text:span></text:p>
      <text:p text:style-name="P74"><text:tab/><text:tab/> <text:s text:c="5"/>&lt;<text:span text:style-name="T15">th&gt;Actions&lt;/th&gt;</text:span><text:tab/><text:tab/></text:p>
      <text:p text:style-name="P74"><text:tab/><text:tab/>&lt;/<text:span text:style-name="T15">tr&gt;</text:span></text:p>
      <text:p text:style-name="P74"><text:tab/>&lt;/<text:span text:style-name="T15">thead&gt;</text:span></text:p>
      <text:p text:style-name="P74"><text:tab/>&lt;<text:span text:style-name="T15">tbody&gt;</text:span></text:p>
      <text:p text:style-name="P74"><text:tab/> <text:s text:c="5"/>&lt;% <text:span text:style-name="T15">@article.each do |article| %&gt;</text:span></text:p>
      <text:p text:style-name="P74"><text:tab/><text:tab/>&lt;<text:span text:style-name="T15">tr&gt;</text:span></text:p>
      <text:p text:style-name="P74"><text:tab/><text:tab/> <text:s text:c="5"/>&lt;<text:span text:style-name="T15">t</text:span><text:span text:style-name="T31">d</text:span><text:span text:style-name="T15">&gt;&lt;%= article.title %&gt;&lt;/t</text:span><text:span text:style-name="T31">d</text:span><text:span text:style-name="T15">&gt;</text:span></text:p>
      <text:p text:style-name="P74"><text:tab/><text:tab/> <text:s text:c="5"/>&lt;<text:span text:style-name="T15">t</text:span><text:span text:style-name="T31">d</text:span><text:span text:style-name="T15">&gt;&lt;%= article.description %&gt;&lt;/t</text:span><text:span text:style-name="T31">d</text:span><text:span text:style-name="T15">&gt;</text:span></text:p>
      <text:p text:style-name="P74"><text:tab/><text:tab/> <text:s text:c="5"/>&lt;<text:span text:style-name="T15">t</text:span><text:span text:style-name="T31">d</text:span><text:span text:style-name="T15">&gt;&lt;%</text:span><text:span text:style-name="T31">= link_to ‘Show’,article_path(article)</text:span><text:span text:style-name="T15">%&gt;&lt;/t</text:span><text:span text:style-name="T31">d</text:span><text:span text:style-name="T15">&gt;</text:span><text:tab/></text:p>
      <text:p text:style-name="P74"><text:tab/><text:tab/> <text:s text:c="5"/>&lt;<text:span text:style-name="T15">t</text:span><text:span text:style-name="T31">d</text:span><text:span text:style-name="T15">&gt;&lt;%</text:span><text:span text:style-name="T31">= link_to ‘Delete’,article_path(article), method: :delete </text:span><text:span text:style-name="T15">%&gt;&lt;/t</text:span><text:span text:style-name="T31">d</text:span><text:span text:style-name="T15">&gt;</text:span><text:tab/></text:p>
      <text:p text:style-name="P74"><text:tab/><text:tab/>&lt;/<text:span text:style-name="T15">tr&gt;</text:span></text:p>
      <text:p text:style-name="P74"><text:tab/> <text:s text:c="5"/>&lt;% <text:span text:style-name="T15">end %&gt;</text:span><text:tab/></text:p>
      <text:p text:style-name="P74"><text:tab/>&lt;/<text:span text:style-name="T15">tbody&gt;</text:span></text:p>
      <text:p text:style-name="P74">&lt;/<text:span text:style-name="T15">table&gt;</text:span></text:p>
      <text:p text:style-name="P69"/>
      <text:p text:style-name="P28"><text:span text:style-name="T23">9</text:span><text:span text:style-name="T26">8</text:span><text:span text:style-name="T24"> </text:span><text:span text:style-name="T22">lecture </text:span>:- <text:s/><text:span text:style-name="T30">Delete </text:span><text:span text:style-name="T21">articles</text:span></text:p>
      <text:p text:style-name="P28">---------------------------------------</text:p>
      <text:p text:style-name="P69"/>
      <text:p text:style-name="P69">edit.html.erb:-</text:p>
      <text:p text:style-name="P69">-----------------</text:p>
      <text:p text:style-name="P82">at last we ad this line</text:p>
      <text:p text:style-name="P69">&lt;%= link_to 'Cancel and return to articles listing', articles_path %&gt;</text:p>
      <text:p text:style-name="P69"/>
      <text:p text:style-name="P69"><text:span text:style-name="T33">i</text:span>ndex.html.erb:-</text:p>
      <text:p text:style-name="P69">-----------------</text:p>
      <text:p text:style-name="P75">&lt;<text:span text:style-name="T15">h1&gt;Article listing page&lt;/h1&gt;</text:span></text:p>
      <text:p text:style-name="P75">&lt;<text:span text:style-name="T15">table&gt;</text:span></text:p>
      <text:p text:style-name="P75"><text:tab/>&lt;<text:span text:style-name="T15">thead&gt;</text:span></text:p>
      <text:p text:style-name="P75"><text:tab/><text:tab/>&lt;<text:span text:style-name="T15">tr&gt;</text:span></text:p>
      <text:p text:style-name="P75"><text:tab/><text:tab/> <text:s text:c="5"/>&lt;<text:span text:style-name="T15">th&gt;Title&lt;/th&gt;</text:span></text:p>
      <text:p text:style-name="P75"><text:tab/><text:tab/> <text:s text:c="5"/>&lt;<text:span text:style-name="T15">th&gt;Description&lt;/th&gt;</text:span></text:p>
      <text:p text:style-name="P75"><text:tab/><text:tab/> <text:s text:c="5"/>&lt;<text:span text:style-name="T15">th </text:span><text:span text:style-name="T33">colspan = 3 </text:span><text:span text:style-name="T15">&gt;Actions&lt;/th&gt;</text:span><text:tab/> <text:s text:c="16"/><text:span text:style-name="T33">#it merg 3 col</text:span><text:tab/></text:p>
      <text:p text:style-name="P75"><text:tab/><text:tab/>&lt;/<text:span text:style-name="T15">tr&gt;</text:span></text:p>
      <text:p text:style-name="P75"><text:tab/>&lt;/<text:span text:style-name="T15">thead&gt;</text:span></text:p>
      <text:p text:style-name="P75"><text:tab/>&lt;<text:span text:style-name="T15">tbody&gt;</text:span></text:p>
      <text:p text:style-name="P75"><text:tab/> <text:s text:c="5"/>&lt;% <text:span text:style-name="T15">@article.each do |article| %&gt;</text:span></text:p>
      <text:p text:style-name="P75"><text:tab/><text:tab/>&lt;<text:span text:style-name="T15">tr&gt;</text:span></text:p>
      <text:p text:style-name="P75"><text:tab/><text:tab/> <text:s text:c="5"/>&lt;<text:span text:style-name="T15">t</text:span><text:span text:style-name="T31">d</text:span><text:span text:style-name="T15">&gt;&lt;%= article.title %&gt;&lt;/t</text:span><text:span text:style-name="T31">d</text:span><text:span text:style-name="T15">&gt;</text:span></text:p>
      <text:p text:style-name="P75"><text:tab/><text:tab/> <text:s text:c="5"/>&lt;<text:span text:style-name="T15">t</text:span><text:span text:style-name="T31">d</text:span><text:span text:style-name="T15">&gt;&lt;%= article.description %&gt;&lt;/t</text:span><text:span text:style-name="T31">d</text:span><text:span text:style-name="T15">&gt;</text:span></text:p>
      <text:p text:style-name="P75"><text:tab/><text:tab/> <text:s text:c="5"/>&lt;<text:span text:style-name="T15">t</text:span><text:span text:style-name="T31">d</text:span><text:span text:style-name="T15">&gt;&lt;%</text:span><text:span text:style-name="T31">= link_to ‘Show’,article_path(article)</text:span><text:span text:style-name="T15">%&gt;&lt;/t</text:span><text:span text:style-name="T31">d</text:span><text:span text:style-name="T15">&gt;</text:span><text:tab/></text:p>
      <text:p text:style-name="P83"><text:span text:style-name="T32"><text:tab/><text:tab/> <text:s text:c="5"/></text:span>&lt;td&gt;&lt;%= link_to 'Edit', edit_article_path(article) %&gt;&lt;/td&gt;</text:p>
      <text:p text:style-name="P84"><text:span text:style-name="T32"><text:tab/><text:tab/> <text:s text:c="5"/></text:span>&lt;td&gt;&lt;%= link_to 'Delete', article_path(article), method: :delete, :onclick=&gt;"return confirm('Are you sure you want to delete this ')" %&gt;&lt;/td&gt;<text:span text:style-name="T32"><text:tab/></text:span></text:p>
      <text:p text:style-name="P75"><text:tab/><text:tab/>&lt;/<text:span text:style-name="T15">tr&gt;</text:span></text:p>
      <text:p text:style-name="P75"><text:tab/> <text:s text:c="5"/>&lt;% <text:span text:style-name="T15">end %&gt;</text:span><text:tab/></text:p>
      <text:p text:style-name="P75"><text:tab/>&lt;/<text:span text:style-name="T15">tbody&gt;</text:span></text:p>
      <text:p text:style-name="P75">&lt;/<text:span text:style-name="T15">table&gt;</text:span></text:p>
      <text:p text:style-name="P75"><text:soft-page-break/></text:p>
      <text:p text:style-name="P75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&lt;p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&lt;%= link_to 'Create new article', new_article_path %&gt;</text:p>
          </table:table-cell>
        </table:table-row>
      </table:table>
      <text:p text:style-name="Text_20_body">&lt;/p&gt;</text:p>
      <text:p text:style-name="P85">new.html.erb:-</text:p>
      <text:p text:style-name="P85">----------------</text:p>
      <text:p text:style-name="P85">&lt;%= link_to 'Return to articles listing', articles_path %&gt;</text:p>
      <text:p text:style-name="P50">show.html.erb:-</text:p>
      <text:p text:style-name="P50">----------------</text:p>
      <text:p text:style-name="P50">&lt;h1&gt;Showing article details&lt;/h1&gt;</text:p>
      <text:p text:style-name="P50">&lt;p&gt;&lt;strong&gt;Title: &lt;/strong&gt;&lt;%<text:span text:style-name="T11">= </text:span>@article.title %&gt;&lt;/p&gt;</text:p>
      <text:p text:style-name="P50">&lt;p&gt;&lt;strong&gt;Description: &lt;/strong&gt;&lt;%<text:span text:style-name="T11">= </text:span>@article.description%&gt;&lt;/p&gt;</text:p>
      <text:p text:style-name="P50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&lt;%= link_to 'Edit', edit_article_path(@article) %&gt; |</text:p>
          </table:table-cell>
        </table:table-row>
      </table:table>
      <text:p text:style-name="Text_20_body">&lt;%= link_to 'Delete', article_path(@article), method: :delete, :onclick=&gt;"return confirm('Are you sure you want to delete this ')" %&gt; |</text:p>
      <text:p text:style-name="Text_20_body">&lt;%= link_to 'Return to articles listing', articles_path %&gt;</text:p>
      <text:p text:style-name="P86">about.html.erb:-</text:p>
      <text:p text:style-name="P86">-----------------</text:p>
      <text:p text:style-name="P86">&lt;h1&gt;Welcome to the About page&lt;/h1&gt;</text:p>
      <text:p text:style-name="P86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&lt;%= link_to 'Articles listing', articles_path %&gt; |</text:p>
          </table:table-cell>
        </table:table-row>
      </table:table>
      <text:p text:style-name="Text_20_body">&lt;%= link_to 'Home page', root_path %&gt;</text:p>
      <text:p text:style-name="P86">hom<text:span text:style-name="T34">e</text:span>.html.erb:-</text:p>
      <text:p text:style-name="P86">----------------</text:p>
      <text:p text:style-name="P86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&lt;h1&gt;Welcome to the Homepage&lt;/h1&gt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&lt;%= link_to 'Articles listing', articles_path %&gt; |</text:p>
          </table:table-cell>
        </table:table-row>
      </table:table>
      <text:p text:style-name="Text_20_body">&lt;%= link_to 'About page', about_path %&gt;</text:p>
      <text:p text:style-name="P29"><text:span text:style-name="T27">100</text:span><text:span text:style-name="T24"> </text:span><text:span text:style-name="T22">lecture </text:span>:- <text:s/><text:span text:style-name="T30">D</text:span><text:span text:style-name="T35">ry</text:span></text:p>
      <text:p text:style-name="P29">---------------------------</text:p>
      <text:p text:style-name="P8">DRY - Don't Repeat Yourself - code can be accomplished by refactoring or 'extracting away code redundancies'</text:p>
      <text:p text:style-name="P9"/>
      <text:p text:style-name="P35"><text:span text:style-name="T23">a</text:span><text:span text:style-name="T22">rticle_controller.rb:-</text:span></text:p>
      <text:p text:style-name="P10">-------------------------------</text:p>
      <text:p text:style-name="P10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Table_20_Contents">class ArticlesController &lt; ApplicationController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before_action :set_article, only: [:show, :edit, :update, :destroy]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def show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@article = Article.find(params[:id])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end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def index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/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end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/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def edit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@article = Article.find(params[:id])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end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/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def create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@article = Article.new(params.require(:article).permit(:title, :description))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@article = Article.new(article_params)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if @article.save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flash[:notice] = "Article was created successfully."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redirect_to @article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/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end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/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def update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@article = Article.find(params[:id])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if @article.update(params.require(:article).permit(:title, :description))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if @article.update(article_params)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flash[:notice] = "Article was updated successfully."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redirect_to @article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else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/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end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/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def destroy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@article = Article.find(params[:id])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@article.destroy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redirect_to articles_path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end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/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private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/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def set_article</text:p>
          </table:table-cell>
        </table:table-row>
      </table:table>
      <table:table table:name="Table51" table:style-name="Table51">
        <table:table-column table:style-name="Table51.A"/>
        <text:soft-page-break/>
        <table:table-row>
          <table:table-cell table:style-name="Table51.A1" office:value-type="string">
            <text:p text:style-name="Table_20_Contents">@article = Article.find(params[:id])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end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/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def article_params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params.require(:article).permit(:title, :description)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end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/>
          </table:table-cell>
        </table:table-row>
      </table:table>
      <text:p text:style-name="Text_20_body"><text:span text:style-name="T27">e</text:span><text:span text:style-name="T22">nd</text:span></text:p>
      <text:p text:style-name="P11">go to uddemy to write all code for 100 le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6:13:40.668507146</meta:creation-date>
    <dc:date>2023-02-03T22:22:20.943144102</dc:date>
    <meta:editing-duration>PT6H46M9S</meta:editing-duration>
    <meta:editing-cycles>12</meta:editing-cycles>
    <meta:generator>LibreOffice/7.3.6.2$Linux_X86_64 LibreOffice_project/30$Build-2</meta:generator>
    <meta:document-statistic meta:table-count="57" meta:image-count="0" meta:object-count="0" meta:page-count="11" meta:paragraph-count="404" meta:word-count="1175" meta:character-count="11798" meta:non-whitespace-character-count="9438"/>
  </office:meta>
</office:document-meta>
</file>